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7042" officeooo:paragraph-rsid="00107042"/>
    </style:style>
    <style:style style:name="P2" style:family="paragraph" style:parent-style-name="Standard">
      <style:text-properties officeooo:rsid="0011171d" officeooo:paragraph-rsid="0011171d"/>
    </style:style>
    <style:style style:name="P3" style:family="paragraph" style:parent-style-name="Standard">
      <style:text-properties officeooo:rsid="0012c413" officeooo:paragraph-rsid="0012c413"/>
    </style:style>
    <style:style style:name="P4" style:family="paragraph" style:parent-style-name="Standard">
      <style:text-properties officeooo:rsid="0013233f" officeooo:paragraph-rsid="0013233f"/>
    </style:style>
    <style:style style:name="P5" style:family="paragraph" style:parent-style-name="Standard">
      <style:text-properties officeooo:rsid="0014db03" officeooo:paragraph-rsid="0014db03"/>
    </style:style>
    <style:style style:name="P6" style:family="paragraph" style:parent-style-name="Standard">
      <style:text-properties officeooo:rsid="00165b9d" officeooo:paragraph-rsid="00165b9d"/>
    </style:style>
    <style:style style:name="P7" style:family="paragraph" style:parent-style-name="Standard">
      <style:text-properties officeooo:rsid="00166391" officeooo:paragraph-rsid="00166391"/>
    </style:style>
    <style:style style:name="T1" style:family="text">
      <style:text-properties officeooo:rsid="00107042"/>
    </style:style>
    <style:style style:name="T2" style:family="text">
      <style:text-properties officeooo:rsid="0014db03"/>
    </style:style>
    <style:style style:name="T3" style:family="text">
      <style:text-properties officeooo:rsid="00165b9d"/>
    </style:style>
    <style:style style:name="T4" style:family="text">
      <style:text-properties officeooo:rsid="0016d1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than Hinton</text:p>
      <text:p text:style-name="P1">April 9 2019</text:p>
      <text:p text:style-name="P1">SHS Ballroom audition combos</text:p>
      <text:p text:style-name="Standard"/>
      <text:h text:style-name="Heading_20_1" text:outline-level="1">Cha-Cha:</text:h>
      <text:p text:style-name="Standard"/>
      <text:p text:style-name="Standard">2-3 Start holding in position for the <text:span text:style-name="T1">triple</text:span> step</text:p>
      <text:p text:style-name="Standard">4&amp;1 <text:span text:style-name="T1">Triple</text:span> step </text:p>
      <text:p text:style-name="P1">New York 2-3 4&amp;1</text:p>
      <text:p text:style-name="P1">New York 2-3 4&amp;1</text:p>
      <text:p text:style-name="P1">2-3 lead bring Left arm up and turn under the arm</text:p>
      <text:p text:style-name="P1">4&amp;1 Lady turn under arm</text:p>
      <text:p text:style-name="P2">2-3 4&amp;1 come to closed and lead break back into progressive with locked chases</text:p>
      <text:p text:style-name="P2">2-3 4&amp;1 Lead break back an lady turns into chase </text:p>
      <text:p text:style-name="P3">2-3 Lady faces front and drags right, lead faces front and drags left with right hand on lady's hip </text:p>
      <text:p text:style-name="P4">4&amp;1 repeat opposite of above.</text:p>
      <text:p text:style-name="P4">2-3 turn around self and go to handshake hold (Left to Left).</text:p>
      <text:p text:style-name="P4">4&amp;1 cha-cha-cha forward with follow facing you.</text:p>
      <text:p text:style-name="P4">2-3 break forward toward follow and grab right hands above the left</text:p>
      <text:p text:style-name="P4">4&amp;1 pass follow in front of lead and unwind</text:p>
      <text:p text:style-name="P4">2-3 follow on leads left in front while lead breaks back and follow spot turns</text:p>
      <text:p text:style-name="P4">4&amp;1 twins the lady around the lead to the leads left with the lead in front</text:p>
      <text:p text:style-name="P4">2-3 Lead breaks back at a diagonal so that the follow can be seen <text:span text:style-name="T2">also lead looks at follow.</text:span></text:p>
      <text:p text:style-name="P5">4&amp;1 unwind the follow so that she is on leads right.</text:p>
      <text:p text:style-name="P5">2-3 4&amp;1 spin follow twice in front of lead while lead breaks back</text:p>
      <text:p text:style-name="P5">2-3 <text:s/>dip the follow open to front with left arm</text:p>
      <text:p text:style-name="P5">4&amp;1 chase <text:span text:style-name="T3">forward</text:span></text:p>
      <text:p text:style-name="P6">2-3 <text:span text:style-name="T4">4&amp;1</text:span>spin follow out and present holding the follows let hand in leads right</text:p>
      <text:p text:style-name="P7">4&amp;1 <text:s/>pass follow in front of lead</text:p>
      <text:p text:style-name="P7">2-3 <text:span text:style-name="T4">4&amp;1 2-3 </text:span>present again with lead left hand holding follows right hand</text:p>
      <text:p text:style-name="P7"/>
      <text:p text:style-name="P6">3-2 4&amp;1 turn around lead over left and follow over left shoulder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5:06:42.469203095</meta:creation-date>
    <dc:date>2019-04-09T15:38:53.907818316</dc:date>
    <meta:editing-duration>PT31M40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267" meta:character-count="1377" meta:non-whitespace-character-count="1134"/>
  </office:meta>
</office:document-meta>
</file>